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/>
    <style:style style:name="ce4" style:family="table-cell" style:parent-style-name="Default" style:data-style-name="N2"/>
    <style:style style:name="ce5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ile trwa gra (min)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lvl</text:p>
          </table:table-cell>
          <table:table-cell table:style-name="ce2" office:value-type="string" table:number-columns-spanned="2" table:number-rows-spanned="1">
            <text:p>gry do next lvl</text:p>
          </table:table-cell>
          <table:covered-table-cell table:style-name="Default"/>
          <table:table-cell table:number-columns-repeated="4"/>
          <table:table-cell table:style-name="Default" office:value-type="string">
            <text:p>avg xp</text:p>
          </table:table-cell>
          <table:table-cell table:style-name="Default" office:value-type="string">
            <text:p>total xp do next lvl</text:p>
          </table:table-cell>
          <table:table-cell/>
          <table:table-cell table:style-name="Default" office:value-type="string">
            <text:p>total xp</text:p>
          </table:table-cell>
          <table:table-cell table:style-name="Default"/>
        </table:table-row>
        <table:table-row table:style-name="ro1">
          <table:table-cell/>
          <table:table-cell office:value-type="string">
            <text:p>ile grania dziennie (min)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[.F4]/(1+(30/[.E3])/30)" office:value-type="float" office:value="0.0344827586206897">
            <text:p>0.034</text:p>
          </table:table-cell>
          <table:table-cell table:formula="of:=([.C$6]/[.F$33])*[.F3]" office:value-type="float" office:value="4.13793103448276">
            <text:p>4.14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I3]+([.J3]-[.I3])*([.K3]-1)/3" office:value-type="float" office:value="33.3333333333333">
            <text:p>33</text:p>
          </table:table-cell>
          <table:table-cell table:formula="of:=[.L3]*[.G3]" office:value-type="float" office:value="137.931034482759">
            <text:p>138</text:p>
          </table:table-cell>
          <table:table-cell office:value-type="float" office:value="140">
            <text:p>140</text:p>
          </table:table-cell>
          <table:table-cell table:formula="of:=[.M3]" office:value-type="float" office:value="137.931034482759">
            <text:p>138</text:p>
          </table:table-cell>
          <table:table-cell table:formula="of:=[.N3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ile gier dziennie </text:p>
          </table:table-cell>
          <table:table-cell table:formula="of:=[.C3]/[.C2]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formula="of:=[.F5]/(1+(30/[.E4])/30)" office:value-type="float" office:value="0.0689655172413793">
            <text:p>0.069</text:p>
          </table:table-cell>
          <table:table-cell table:formula="of:=([.C$6]/[.F$33])*[.F4]" office:value-type="float" office:value="8.27586206896552">
            <text:p>8.28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I4]+([.J4]-[.I4])*([.K4]-1)/3" office:value-type="float" office:value="66.6666666666667">
            <text:p>67</text:p>
          </table:table-cell>
          <table:table-cell table:formula="of:=[.L4]*[.G4]" office:value-type="float" office:value="551.724137931035">
            <text:p>552</text:p>
          </table:table-cell>
          <table:table-cell office:value-type="float" office:value="550">
            <text:p>550</text:p>
          </table:table-cell>
          <table:table-cell table:formula="of:=[.O3]+[.M4]" office:value-type="float" office:value="689.655172413793">
            <text:p>690</text:p>
          </table:table-cell>
          <table:table-cell table:formula="of:=[.P3]+[.N4]" office:value-type="float" office:value="690">
            <text:p>690</text:p>
          </table:table-cell>
        </table:table-row>
        <table:table-row table:style-name="ro1">
          <table:table-cell/>
          <table:table-cell office:value-type="string">
            <text:p>ile regularnego grania do max lvl (dni)</text:p>
          </table:table-cell>
          <table:table-cell office:value-type="float" office:value="90">
            <text:p>90</text:p>
          </table:table-cell>
          <table:table-cell/>
          <table:table-cell office:value-type="float" office:value="3">
            <text:p>3</text:p>
          </table:table-cell>
          <table:table-cell table:formula="of:=[.F6]/(1+(30/[.E5])/30)" office:value-type="float" office:value="0.103448275862069">
            <text:p>0.103</text:p>
          </table:table-cell>
          <table:table-cell table:formula="of:=([.C$6]/[.F$33])*[.F5]" office:value-type="float" office:value="12.4137931034483">
            <text:p>12.41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formula="of:=[.I5]+([.J5]-[.I5])*([.K5]-1)/3" office:value-type="float" office:value="100">
            <text:p>100</text:p>
          </table:table-cell>
          <table:table-cell table:formula="of:=[.L5]*[.G5]" office:value-type="float" office:value="1241.37931034483">
            <text:p>1241</text:p>
          </table:table-cell>
          <table:table-cell office:value-type="float" office:value="1200">
            <text:p>1200</text:p>
          </table:table-cell>
          <table:table-cell table:formula="of:=[.O4]+[.M5]" office:value-type="float" office:value="1931.03448275862">
            <text:p>1931</text:p>
          </table:table-cell>
          <table:table-cell table:formula="of:=[.P4]+[.N5]" office:value-type="float" office:value="1890">
            <text:p>1890</text:p>
          </table:table-cell>
        </table:table-row>
        <table:table-row table:style-name="ro1">
          <table:table-cell/>
          <table:table-cell office:value-type="string">
            <text:p>ile gier do max lvl</text:p>
          </table:table-cell>
          <table:table-cell table:formula="of:=([.C3]/[.C2])*[.C5]" office:value-type="float" office:value="1800">
            <text:p>1800</text:p>
          </table:table-cell>
          <table:table-cell/>
          <table:table-cell office:value-type="float" office:value="4">
            <text:p>4</text:p>
          </table:table-cell>
          <table:table-cell table:formula="of:=[.F7]/(1+(30/[.E6])/30)" office:value-type="float" office:value="0.137931034482759">
            <text:p>0.138</text:p>
          </table:table-cell>
          <table:table-cell table:formula="of:=([.C$6]/[.F$33])*[.F6]" office:value-type="float" office:value="16.551724137931">
            <text:p>16.55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formula="of:=[.I6]+([.J6]-[.I6])*([.K6]-1)/3" office:value-type="float" office:value="125">
            <text:p>125</text:p>
          </table:table-cell>
          <table:table-cell table:formula="of:=[.L6]*[.G6]" office:value-type="float" office:value="2068.96551724138">
            <text:p>2069</text:p>
          </table:table-cell>
          <table:table-cell office:value-type="float" office:value="2000">
            <text:p>2000</text:p>
          </table:table-cell>
          <table:table-cell table:formula="of:=[.O5]+[.M6]" office:value-type="float" office:value="4000">
            <text:p>4000</text:p>
          </table:table-cell>
          <table:table-cell table:formula="of:=[.P5]+[.N6]" office:value-type="float" office:value="3890">
            <text:p>3890</text:p>
          </table:table-cell>
        </table:table-row>
        <table:table-row table:style-name="ro1">
          <table:table-cell/>
          <table:table-cell office:value-type="string">
            <text:p>max xp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5">
            <text:p>5</text:p>
          </table:table-cell>
          <table:table-cell table:formula="of:=[.F8]/(1+(30/[.E7])/30)" office:value-type="float" office:value="0.172413793103448">
            <text:p>0.172</text:p>
          </table:table-cell>
          <table:table-cell table:formula="of:=([.C$6]/[.F$33])*[.F7]" office:value-type="float" office:value="20.6896551724138">
            <text:p>20.69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formula="of:=[.I7]+([.J7]-[.I7])*([.K7]-1)/3" office:value-type="float" office:value="150">
            <text:p>150</text:p>
          </table:table-cell>
          <table:table-cell table:formula="of:=[.L7]*[.G7]" office:value-type="float" office:value="3103.44827586207">
            <text:p>3103</text:p>
          </table:table-cell>
          <table:table-cell office:value-type="float" office:value="3100">
            <text:p>3100</text:p>
          </table:table-cell>
          <table:table-cell table:formula="of:=[.O6]+[.M7]" office:value-type="float" office:value="7103.44827586207">
            <text:p>7103</text:p>
          </table:table-cell>
          <table:table-cell table:formula="of:=[.P6]+[.N7]" office:value-type="float" office:value="6990">
            <text:p>6990</text:p>
          </table:table-cell>
        </table:table-row>
        <table:table-row table:style-name="ro1">
          <table:table-cell/>
          <table:table-cell office:value-type="string">
            <text:p>xp na gre srednio</text:p>
          </table:table-cell>
          <table:table-cell table:formula="of:=[.C7]/[.C6]" office:value-type="float" office:value="555.555555555556">
            <text:p>555.5555555556</text:p>
          </table:table-cell>
          <table:table-cell/>
          <table:table-cell office:value-type="float" office:value="6">
            <text:p>6</text:p>
          </table:table-cell>
          <table:table-cell table:formula="of:=[.F9]/(1+(30/[.E8])/30)" office:value-type="float" office:value="0.206896551724138">
            <text:p>0.207</text:p>
          </table:table-cell>
          <table:table-cell table:formula="of:=([.C$6]/[.F$33])*[.F8]" office:value-type="float" office:value="24.8275862068966">
            <text:p>24.83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I8]+([.J8]-[.I8])*([.K8]-1)/3" office:value-type="float" office:value="175">
            <text:p>175</text:p>
          </table:table-cell>
          <table:table-cell table:formula="of:=[.L8]*[.G8]" office:value-type="float" office:value="4344.8275862069">
            <text:p>4345</text:p>
          </table:table-cell>
          <table:table-cell office:value-type="float" office:value="4350">
            <text:p>4350</text:p>
          </table:table-cell>
          <table:table-cell table:formula="of:=[.O7]+[.M8]" office:value-type="float" office:value="11448.275862069">
            <text:p>11448</text:p>
          </table:table-cell>
          <table:table-cell table:formula="of:=[.P7]+[.N8]" office:value-type="float" office:value="11340">
            <text:p>11340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F10]/(1+(30/[.E9])/30)" office:value-type="float" office:value="0.241379310344828">
            <text:p>0.241</text:p>
          </table:table-cell>
          <table:table-cell table:formula="of:=([.C$6]/[.F$33])*[.F9]" office:value-type="float" office:value="28.9655172413793">
            <text:p>28.97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[.I9]+([.J9]-[.I9])*([.K9]-1)/3" office:value-type="float" office:value="216.666666666667">
            <text:p>217</text:p>
          </table:table-cell>
          <table:table-cell table:formula="of:=[.L9]*[.G9]" office:value-type="float" office:value="6275.86206896552">
            <text:p>6276</text:p>
          </table:table-cell>
          <table:table-cell office:value-type="float" office:value="6270">
            <text:p>6270</text:p>
          </table:table-cell>
          <table:table-cell table:formula="of:=[.O8]+[.M9]" office:value-type="float" office:value="17724.1379310345">
            <text:p>17724</text:p>
          </table:table-cell>
          <table:table-cell table:formula="of:=[.P8]+[.N9]" office:value-type="float" office:value="17610">
            <text:p>17610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F11]/(1+(30/[.E10])/30)" office:value-type="float" office:value="0.275862068965517">
            <text:p>0.276</text:p>
          </table:table-cell>
          <table:table-cell table:formula="of:=([.C$6]/[.F$33])*[.F10]" office:value-type="float" office:value="33.1034482758621">
            <text:p>33.10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[.I10]+([.J10]-[.I10])*([.K10]-1)/3" office:value-type="float" office:value="258.333333333333">
            <text:p>258</text:p>
          </table:table-cell>
          <table:table-cell table:formula="of:=[.L10]*[.G10]" office:value-type="float" office:value="8551.72413793104">
            <text:p>8552</text:p>
          </table:table-cell>
          <table:table-cell office:value-type="float" office:value="8500">
            <text:p>8500</text:p>
          </table:table-cell>
          <table:table-cell table:formula="of:=[.O9]+[.M10]" office:value-type="float" office:value="26275.8620689655">
            <text:p>26276</text:p>
          </table:table-cell>
          <table:table-cell table:formula="of:=[.P9]+[.N10]" office:value-type="float" office:value="26110">
            <text:p>26110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F12]/(1+(30/[.E11])/30)" office:value-type="float" office:value="0.310344827586207">
            <text:p>0.310</text:p>
          </table:table-cell>
          <table:table-cell table:formula="of:=([.C$6]/[.F$33])*[.F11]" office:value-type="float" office:value="37.2413793103448">
            <text:p>37.24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I11]+([.J11]-[.I11])*([.K11]-1)/3" office:value-type="float" office:value="300">
            <text:p>300</text:p>
          </table:table-cell>
          <table:table-cell table:formula="of:=[.L11]*[.G11]" office:value-type="float" office:value="11172.4137931035">
            <text:p>11172</text:p>
          </table:table-cell>
          <table:table-cell office:value-type="float" office:value="11200">
            <text:p>11200</text:p>
          </table:table-cell>
          <table:table-cell table:formula="of:=[.O10]+[.M11]" office:value-type="float" office:value="37448.275862069">
            <text:p>37448</text:p>
          </table:table-cell>
          <table:table-cell table:formula="of:=[.P10]+[.N11]" office:value-type="float" office:value="37310">
            <text:p>37310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F13]/(1+(30/[.E12])/30)" office:value-type="float" office:value="0.344827586206897">
            <text:p>0.345</text:p>
          </table:table-cell>
          <table:table-cell table:formula="of:=([.C$6]/[.F$33])*[.F12]" office:value-type="float" office:value="41.3793103448276">
            <text:p>41.38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I12]+([.J12]-[.I12])*([.K12]-1)/3" office:value-type="float" office:value="366.666666666667">
            <text:p>367</text:p>
          </table:table-cell>
          <table:table-cell table:formula="of:=[.L12]*[.G12]" office:value-type="float" office:value="15172.4137931035">
            <text:p>15172</text:p>
          </table:table-cell>
          <table:table-cell office:value-type="float" office:value="15000">
            <text:p>15000</text:p>
          </table:table-cell>
          <table:table-cell table:formula="of:=[.O11]+[.M12]" office:value-type="float" office:value="52620.6896551724">
            <text:p>52621</text:p>
          </table:table-cell>
          <table:table-cell table:formula="of:=[.P11]+[.N12]" office:value-type="float" office:value="52310">
            <text:p>52310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F14]/(1+(30/[.E13])/30)" office:value-type="float" office:value="0.379310344827586">
            <text:p>0.379</text:p>
          </table:table-cell>
          <table:table-cell table:formula="of:=([.C$6]/[.F$33])*[.F13]" office:value-type="float" office:value="45.5172413793104">
            <text:p>45.52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I13]+([.J13]-[.I13])*([.K13]-1)/3" office:value-type="float" office:value="433.333333333333">
            <text:p>433</text:p>
          </table:table-cell>
          <table:table-cell table:formula="of:=[.L13]*[.G13]" office:value-type="float" office:value="19724.1379310345">
            <text:p>19724</text:p>
          </table:table-cell>
          <table:table-cell office:value-type="float" office:value="20000">
            <text:p>20000</text:p>
          </table:table-cell>
          <table:table-cell table:formula="of:=[.O12]+[.M13]" office:value-type="float" office:value="72344.8275862069">
            <text:p>72345</text:p>
          </table:table-cell>
          <table:table-cell table:formula="of:=[.P12]+[.N13]" office:value-type="float" office:value="72310">
            <text:p>72310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F15]/(1+(30/[.E14])/30)" office:value-type="float" office:value="0.413793103448276">
            <text:p>0.414</text:p>
          </table:table-cell>
          <table:table-cell table:formula="of:=([.C$6]/[.F$33])*[.F14]" office:value-type="float" office:value="49.6551724137931">
            <text:p>49.66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I14]+([.J14]-[.I14])*([.K14]-1)/3" office:value-type="float" office:value="500">
            <text:p>500</text:p>
          </table:table-cell>
          <table:table-cell table:formula="of:=[.L14]*[.G14]" office:value-type="float" office:value="24827.5862068966">
            <text:p>24828</text:p>
          </table:table-cell>
          <table:table-cell office:value-type="float" office:value="25000">
            <text:p>25000</text:p>
          </table:table-cell>
          <table:table-cell table:formula="of:=[.O13]+[.M14]" office:value-type="float" office:value="97172.4137931035">
            <text:p>97172</text:p>
          </table:table-cell>
          <table:table-cell table:formula="of:=[.P13]+[.N14]" office:value-type="float" office:value="97310">
            <text:p>97310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F16]/(1+(30/[.E15])/30)" office:value-type="float" office:value="0.448275862068966">
            <text:p>0.448</text:p>
          </table:table-cell>
          <table:table-cell table:formula="of:=([.C$6]/[.F$33])*[.F15]" office:value-type="float" office:value="53.7931034482759">
            <text:p>53.79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table:formula="of:=[.I15]+([.J15]-[.I15])*([.K15]-1)/3" office:value-type="float" office:value="633.333333333333">
            <text:p>633</text:p>
          </table:table-cell>
          <table:table-cell table:formula="of:=[.L15]*[.G15]" office:value-type="float" office:value="34068.9655172414">
            <text:p>34069</text:p>
          </table:table-cell>
          <table:table-cell office:value-type="float" office:value="34000">
            <text:p>34000</text:p>
          </table:table-cell>
          <table:table-cell table:formula="of:=[.O14]+[.M15]" office:value-type="float" office:value="131241.379310345">
            <text:p>131241</text:p>
          </table:table-cell>
          <table:table-cell table:formula="of:=[.P14]+[.N15]" office:value-type="float" office:value="131310">
            <text:p>131310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F17]/(1+(30/[.E16])/30)" office:value-type="float" office:value="0.482758620689655">
            <text:p>0.483</text:p>
          </table:table-cell>
          <table:table-cell table:formula="of:=([.C$6]/[.F$33])*[.F16]" office:value-type="float" office:value="57.9310344827586">
            <text:p>57.93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table:formula="of:=[.I16]+([.J16]-[.I16])*([.K16]-1)/3" office:value-type="float" office:value="766.666666666667">
            <text:p>767</text:p>
          </table:table-cell>
          <table:table-cell table:formula="of:=[.L16]*[.G16]" office:value-type="float" office:value="44413.7931034483">
            <text:p>44414</text:p>
          </table:table-cell>
          <table:table-cell office:value-type="float" office:value="44400">
            <text:p>44400</text:p>
          </table:table-cell>
          <table:table-cell table:formula="of:=[.O15]+[.M16]" office:value-type="float" office:value="175655.172413793">
            <text:p>175655</text:p>
          </table:table-cell>
          <table:table-cell table:formula="of:=[.P15]+[.N16]" office:value-type="float" office:value="175710">
            <text:p>175710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F18]/(1+(30/[.E17])/30)" office:value-type="float" office:value="0.517241379310345">
            <text:p>0.517</text:p>
          </table:table-cell>
          <table:table-cell table:formula="of:=([.C$6]/[.F$33])*[.F17]" office:value-type="float" office:value="62.0689655172414">
            <text:p>62.07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I17]+([.J17]-[.I17])*([.K17]-1)/3" office:value-type="float" office:value="900">
            <text:p>900</text:p>
          </table:table-cell>
          <table:table-cell table:formula="of:=[.L17]*[.G17]" office:value-type="float" office:value="55862.0689655172">
            <text:p>55862</text:p>
          </table:table-cell>
          <table:table-cell office:value-type="float" office:value="55900">
            <text:p>55900</text:p>
          </table:table-cell>
          <table:table-cell table:formula="of:=[.O16]+[.M17]" office:value-type="float" office:value="231517.24137931">
            <text:p>231517</text:p>
          </table:table-cell>
          <table:table-cell table:formula="of:=[.P16]+[.N17]" office:value-type="float" office:value="231610">
            <text:p>231610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F19]/(1+(30/[.E18])/30)" office:value-type="float" office:value="0.551724137931034">
            <text:p>0.552</text:p>
          </table:table-cell>
          <table:table-cell table:formula="of:=([.C$6]/[.F$33])*[.F18]" office:value-type="float" office:value="66.2068965517241">
            <text:p>66.21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table:formula="of:=[.I18]+([.J18]-[.I18])*([.K18]-1)/3" office:value-type="float" office:value="1100">
            <text:p>1100</text:p>
          </table:table-cell>
          <table:table-cell table:formula="of:=[.L18]*[.G18]" office:value-type="float" office:value="72827.5862068965">
            <text:p>72828</text:p>
          </table:table-cell>
          <table:table-cell office:value-type="float" office:value="72800">
            <text:p>72800</text:p>
          </table:table-cell>
          <table:table-cell table:formula="of:=[.O17]+[.M18]" office:value-type="float" office:value="304344.827586207">
            <text:p>304345</text:p>
          </table:table-cell>
          <table:table-cell table:formula="of:=[.P17]+[.N18]" office:value-type="float" office:value="304410">
            <text:p>304410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F20]/(1+(30/[.E19])/30)" office:value-type="float" office:value="0.586206896551724">
            <text:p>0.586</text:p>
          </table:table-cell>
          <table:table-cell table:formula="of:=([.C$6]/[.F$33])*[.F19]" office:value-type="float" office:value="70.3448275862069">
            <text:p>70.34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table:formula="of:=[.I19]+([.J19]-[.I19])*([.K19]-1)/3" office:value-type="float" office:value="1300">
            <text:p>1300</text:p>
          </table:table-cell>
          <table:table-cell table:formula="of:=[.L19]*[.G19]" office:value-type="float" office:value="91448.275862069">
            <text:p>91448</text:p>
          </table:table-cell>
          <table:table-cell office:value-type="float" office:value="91400">
            <text:p>91400</text:p>
          </table:table-cell>
          <table:table-cell table:formula="of:=[.O18]+[.M19]" office:value-type="float" office:value="395793.103448276">
            <text:p>395793</text:p>
          </table:table-cell>
          <table:table-cell table:formula="of:=[.P18]+[.N19]" office:value-type="float" office:value="395810">
            <text:p>395810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F21]/(1+(30/[.E20])/30)" office:value-type="float" office:value="0.620689655172414">
            <text:p>0.621</text:p>
          </table:table-cell>
          <table:table-cell table:formula="of:=([.C$6]/[.F$33])*[.F20]" office:value-type="float" office:value="74.4827586206896">
            <text:p>74.48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formula="of:=[.I20]+([.J20]-[.I20])*([.K20]-1)/3" office:value-type="float" office:value="1500">
            <text:p>1500</text:p>
          </table:table-cell>
          <table:table-cell table:formula="of:=[.L20]*[.G20]" office:value-type="float" office:value="111724.137931034">
            <text:p>111724</text:p>
          </table:table-cell>
          <table:table-cell office:value-type="float" office:value="112000">
            <text:p>112000</text:p>
          </table:table-cell>
          <table:table-cell table:formula="of:=[.O19]+[.M20]" office:value-type="float" office:value="507517.24137931">
            <text:p>507517</text:p>
          </table:table-cell>
          <table:table-cell table:formula="of:=[.P19]+[.N20]" office:value-type="float" office:value="507810">
            <text:p>507810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F22]/(1+(30/[.E21])/30)" office:value-type="float" office:value="0.655172413793103">
            <text:p>0.655</text:p>
          </table:table-cell>
          <table:table-cell table:formula="of:=([.C$6]/[.F$33])*[.F21]" office:value-type="float" office:value="78.6206896551724">
            <text:p>78.62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formula="of:=[.I21]+([.J21]-[.I21])*([.K21]-1)/3" office:value-type="float" office:value="1900">
            <text:p>1900</text:p>
          </table:table-cell>
          <table:table-cell table:formula="of:=[.L21]*[.G21]" office:value-type="float" office:value="149379.310344828">
            <text:p>149379</text:p>
          </table:table-cell>
          <table:table-cell office:value-type="float" office:value="150000">
            <text:p>150000</text:p>
          </table:table-cell>
          <table:table-cell table:formula="of:=[.O20]+[.M21]" office:value-type="float" office:value="656896.551724138">
            <text:p>656897</text:p>
          </table:table-cell>
          <table:table-cell table:formula="of:=[.P20]+[.N21]" office:value-type="float" office:value="657810">
            <text:p>657810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F23]/(1+(30/[.E22])/30)" office:value-type="float" office:value="0.689655172413793">
            <text:p>0.690</text:p>
          </table:table-cell>
          <table:table-cell table:formula="of:=([.C$6]/[.F$33])*[.F22]" office:value-type="float" office:value="82.7586206896551">
            <text:p>82.76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table:formula="of:=[.I22]+([.J22]-[.I22])*([.K22]-1)/3" office:value-type="float" office:value="2300">
            <text:p>2300</text:p>
          </table:table-cell>
          <table:table-cell table:formula="of:=[.L22]*[.G22]" office:value-type="float" office:value="190344.827586207">
            <text:p>190345</text:p>
          </table:table-cell>
          <table:table-cell office:value-type="float" office:value="190000">
            <text:p>190000</text:p>
          </table:table-cell>
          <table:table-cell table:formula="of:=[.O21]+[.M22]" office:value-type="float" office:value="847241.379310345">
            <text:p>847241</text:p>
          </table:table-cell>
          <table:table-cell table:formula="of:=[.P21]+[.N22]" office:value-type="float" office:value="847810">
            <text:p>847810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F24]/(1+(30/[.E23])/30)" office:value-type="float" office:value="0.724137931034483">
            <text:p>0.724</text:p>
          </table:table-cell>
          <table:table-cell table:formula="of:=([.C$6]/[.F$33])*[.F23]" office:value-type="float" office:value="86.8965517241379">
            <text:p>86.90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1">
            <text:p>1</text:p>
          </table:table-cell>
          <table:table-cell table:formula="of:=[.I23]+([.J23]-[.I23])*([.K23]-1)/3" office:value-type="float" office:value="2700">
            <text:p>2700</text:p>
          </table:table-cell>
          <table:table-cell table:formula="of:=[.L23]*[.G23]" office:value-type="float" office:value="234620.689655172">
            <text:p>234621</text:p>
          </table:table-cell>
          <table:table-cell office:value-type="float" office:value="235000">
            <text:p>235000</text:p>
          </table:table-cell>
          <table:table-cell table:formula="of:=[.O22]+[.M23]" office:value-type="float" office:value="1081862.06896552">
            <text:p>1081862</text:p>
          </table:table-cell>
          <table:table-cell table:formula="of:=[.P22]+[.N23]" office:value-type="float" office:value="1082810">
            <text:p>1082810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F25]/(1+(30/[.E24])/30)" office:value-type="float" office:value="0.758620689655172">
            <text:p>0.759</text:p>
          </table:table-cell>
          <table:table-cell table:formula="of:=([.C$6]/[.F$33])*[.F24]" office:value-type="float" office:value="91.0344827586207">
            <text:p>91.03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table:formula="of:=[.I24]+([.J24]-[.I24])*([.K24]-1)/3" office:value-type="float" office:value="3333.33333333333">
            <text:p>3333</text:p>
          </table:table-cell>
          <table:table-cell table:formula="of:=[.L24]*[.G24]" office:value-type="float" office:value="303448.275862069">
            <text:p>303448</text:p>
          </table:table-cell>
          <table:table-cell office:value-type="float" office:value="300000">
            <text:p>300000</text:p>
          </table:table-cell>
          <table:table-cell table:formula="of:=[.O23]+[.M24]" office:value-type="float" office:value="1385310.34482759">
            <text:p>1385310</text:p>
          </table:table-cell>
          <table:table-cell table:formula="of:=[.P23]+[.N24]" office:value-type="float" office:value="1382810">
            <text:p>1382810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F26]/(1+(30/[.E25])/30)" office:value-type="float" office:value="0.793103448275862">
            <text:p>0.793</text:p>
          </table:table-cell>
          <table:table-cell table:formula="of:=([.C$6]/[.F$33])*[.F25]" office:value-type="float" office:value="95.1724137931034">
            <text:p>95.17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table:formula="of:=[.I25]+([.J25]-[.I25])*([.K25]-1)/3" office:value-type="float" office:value="3966.66666666667">
            <text:p>3967</text:p>
          </table:table-cell>
          <table:table-cell table:formula="of:=[.L25]*[.G25]" office:value-type="float" office:value="377517.24137931">
            <text:p>377517</text:p>
          </table:table-cell>
          <table:table-cell office:value-type="float" office:value="380000">
            <text:p>380000</text:p>
          </table:table-cell>
          <table:table-cell table:formula="of:=[.O24]+[.M25]" office:value-type="float" office:value="1762827.5862069">
            <text:p>1762828</text:p>
          </table:table-cell>
          <table:table-cell table:formula="of:=[.P24]+[.N25]" office:value-type="float" office:value="1762810">
            <text:p>1762810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F27]/(1+(30/[.E26])/30)" office:value-type="float" office:value="0.827586206896551">
            <text:p>0.828</text:p>
          </table:table-cell>
          <table:table-cell table:formula="of:=([.C$6]/[.F$33])*[.F26]" office:value-type="float" office:value="99.3103448275862">
            <text:p>99.31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formula="of:=[.I26]+([.J26]-[.I26])*([.K26]-1)/3" office:value-type="float" office:value="4600">
            <text:p>4600</text:p>
          </table:table-cell>
          <table:table-cell table:formula="of:=[.L26]*[.G26]" office:value-type="float" office:value="456827.586206896">
            <text:p>456828</text:p>
          </table:table-cell>
          <table:table-cell office:value-type="float" office:value="450000">
            <text:p>450000</text:p>
          </table:table-cell>
          <table:table-cell table:formula="of:=[.O25]+[.M26]" office:value-type="float" office:value="2219655.17241379">
            <text:p>2219655</text:p>
          </table:table-cell>
          <table:table-cell table:formula="of:=[.P25]+[.N26]" office:value-type="float" office:value="2212810">
            <text:p>2212810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F28]/(1+(30/[.E27])/30)" office:value-type="float" office:value="0.862068965517241">
            <text:p>0.862</text:p>
          </table:table-cell>
          <table:table-cell table:formula="of:=([.C$6]/[.F$33])*[.F27]" office:value-type="float" office:value="103.448275862069">
            <text:p>103.45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table:formula="of:=[.I27]+([.J27]-[.I27])*([.K27]-1)/3" office:value-type="float" office:value="5733.33333333333">
            <text:p>5733</text:p>
          </table:table-cell>
          <table:table-cell table:formula="of:=[.L27]*[.G27]" office:value-type="float" office:value="593103.448275862">
            <text:p>593103</text:p>
          </table:table-cell>
          <table:table-cell office:value-type="float" office:value="600000">
            <text:p>600000</text:p>
          </table:table-cell>
          <table:table-cell table:formula="of:=[.O26]+[.M27]" office:value-type="float" office:value="2812758.62068966">
            <text:p>2812759</text:p>
          </table:table-cell>
          <table:table-cell table:formula="of:=[.P26]+[.N27]" office:value-type="float" office:value="2812810">
            <text:p>2812810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F29]/(1+(30/[.E28])/30)" office:value-type="float" office:value="0.896551724137931">
            <text:p>0.897</text:p>
          </table:table-cell>
          <table:table-cell table:formula="of:=([.C$6]/[.F$33])*[.F28]" office:value-type="float" office:value="107.586206896552">
            <text:p>107.59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I28]+([.J28]-[.I28])*([.K28]-1)/3" office:value-type="float" office:value="6866.66666666667">
            <text:p>6867</text:p>
          </table:table-cell>
          <table:table-cell table:formula="of:=[.L28]*[.G28]" office:value-type="float" office:value="738758.620689655">
            <text:p>738759</text:p>
          </table:table-cell>
          <table:table-cell office:value-type="float" office:value="740000">
            <text:p>740000</text:p>
          </table:table-cell>
          <table:table-cell table:formula="of:=[.O27]+[.M28]" office:value-type="float" office:value="3551517.24137931">
            <text:p>3551517</text:p>
          </table:table-cell>
          <table:table-cell table:formula="of:=[.P27]+[.N28]" office:value-type="float" office:value="3552810">
            <text:p>3552810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F30]/(1+(30/[.E29])/30)" office:value-type="float" office:value="0.931034482758621">
            <text:p>0.931</text:p>
          </table:table-cell>
          <table:table-cell table:formula="of:=([.C$6]/[.F$33])*[.F29]" office:value-type="float" office:value="111.724137931034">
            <text:p>111.72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1">
            <text:p>1</text:p>
          </table:table-cell>
          <table:table-cell table:formula="of:=[.I29]+([.J29]-[.I29])*([.K29]-1)/3" office:value-type="float" office:value="8000">
            <text:p>8000</text:p>
          </table:table-cell>
          <table:table-cell table:formula="of:=[.L29]*[.G29]" office:value-type="float" office:value="893793.103448276">
            <text:p>893793</text:p>
          </table:table-cell>
          <table:table-cell office:value-type="float" office:value="893000">
            <text:p>893000</text:p>
          </table:table-cell>
          <table:table-cell table:formula="of:=[.O28]+[.M29]" office:value-type="float" office:value="4445310.34482759">
            <text:p>4445310</text:p>
          </table:table-cell>
          <table:table-cell table:formula="of:=[.P28]+[.N29]" office:value-type="float" office:value="4445810">
            <text:p>4445810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F31]/(1+(30/[.E30])/30)" office:value-type="float" office:value="0.96551724137931">
            <text:p>0.966</text:p>
          </table:table-cell>
          <table:table-cell table:formula="of:=([.C$6]/[.F$33])*[.F30]" office:value-type="float" office:value="115.862068965517">
            <text:p>115.86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2">
            <text:p>2</text:p>
          </table:table-cell>
          <table:table-cell table:formula="of:=[.I30]+([.J30]-[.I30])*([.K30]-1)/3" office:value-type="float" office:value="10000">
            <text:p>10000</text:p>
          </table:table-cell>
          <table:table-cell table:formula="of:=[.L30]*[.G30]" office:value-type="float" office:value="1158620.68965517">
            <text:p>1158621</text:p>
          </table:table-cell>
          <table:table-cell office:value-type="float" office:value="1160000">
            <text:p>1160000</text:p>
          </table:table-cell>
          <table:table-cell table:formula="of:=[.O29]+[.M30]" office:value-type="float" office:value="5603931.03448276">
            <text:p>5603931</text:p>
          </table:table-cell>
          <table:table-cell table:formula="of:=[.P29]+[.N30]" office:value-type="float" office:value="5605810">
            <text:p>5605810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float" office:value="1">
            <text:p>1.000</text:p>
          </table:table-cell>
          <table:table-cell table:formula="of:=([.C$6]/[.F$33])*[.F31]" office:value-type="float" office:value="120">
            <text:p>120.00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table:formula="of:=[.I31]+([.J31]-[.I31])*([.K31]-1)/3" office:value-type="float" office:value="12000">
            <text:p>12000</text:p>
          </table:table-cell>
          <table:table-cell table:formula="of:=[.L31]*[.G31]" office:value-type="float" office:value="1440000">
            <text:p>1440000</text:p>
          </table:table-cell>
          <table:table-cell office:value-type="float" office:value="1440000">
            <text:p>1440000</text:p>
          </table:table-cell>
          <table:table-cell table:formula="of:=[.O30]+[.M31]" office:value-type="float" office:value="7043931.03448276">
            <text:p>7043931</text:p>
          </table:table-cell>
          <table:table-cell table:formula="of:=[.P30]+[.N31]" office:value-type="float" office:value="7045810">
            <text:p>704581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style-name="Default" table:formula="of:=SUM([.F3:.F32])" office:value-type="float" office:value="15">
            <text:p>15</text:p>
          </table:table-cell>
          <table:table-cell table:style-name="Default" table:formula="of:=SUM([.G3:.G32])" office:value-type="float" office:value="1800">
            <text:p>180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std dev</text:p>
          </table:table-cell>
          <table:table-cell table:style-name="Default" table:formula="of:=SQRT(3)" office:value-type="float" office:value="1.73205080756888">
            <text:p>1.732050807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ier</text:p>
          </table:table-cell>
          <table:table-cell table:style-name="Default" office:value-type="string">
            <text:p>rp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Default" table:formula="of:=[.F39]/[.F$36]" office:value-type="float" office:value="0.00411522633744856">
            <text:p>0.0041152263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Default" table:formula="of:=[.F40]/[.F$36]" office:value-type="float" office:value="0.00712778110110649">
            <text:p>0.0071277811</text:p>
          </table:table-cell>
          <table:table-cell table:style-name="Default" table:formula="of:=[.G38]*[.F39]/[.F38]" office:value-type="float" office:value="173.205080756888">
            <text:p>173.2050807569</text:p>
          </table:table-cell>
          <table:table-cell office:value-type="float" office:value="175">
            <text:p>17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Default" table:formula="of:=[.F41]/[.F$36]" office:value-type="float" office:value="0.0123456790123457">
            <text:p>0.012345679</text:p>
          </table:table-cell>
          <table:table-cell table:style-name="Default" table:formula="of:=[.G39]*[.F40]/[.F39]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Default" table:formula="of:=[.F42]/[.F$36]" office:value-type="float" office:value="0.0213833433033195">
            <text:p>0.0213833433</text:p>
          </table:table-cell>
          <table:table-cell table:style-name="Default" table:formula="of:=[.G40]*[.F41]/[.F40]" office:value-type="float" office:value="519.615242270663">
            <text:p>519.6152422707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Default" table:formula="of:=[.F43]/[.F$36]" office:value-type="float" office:value="0.037037037037037">
            <text:p>0.037037037</text:p>
          </table:table-cell>
          <table:table-cell table:style-name="Default" table:formula="of:=[.G41]*[.F42]/[.F41]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Default" table:formula="of:=[.F44]/[.F$36]" office:value-type="float" office:value="0.0641500299099584">
            <text:p>0.0641500299</text:p>
          </table:table-cell>
          <table:table-cell table:style-name="Default" table:formula="of:=[.G42]*[.F43]/[.F42]" office:value-type="float" office:value="1558.84572681199">
            <text:p>1558.845726812</text:p>
          </table:table-cell>
          <table:table-cell office:value-type="float" office:value="1500">
            <text:p>15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Default" table:formula="of:=[.F45]/[.F$36]" office:value-type="float" office:value="0.111111111111111">
            <text:p>0.1111111111</text:p>
          </table:table-cell>
          <table:table-cell table:style-name="Default" table:formula="of:=[.G43]*[.F44]/[.F43]" office:value-type="float" office:value="2700">
            <text:p>2700</text:p>
          </table:table-cell>
          <table:table-cell office:value-type="float" office:value="2700">
            <text:p>27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Default" table:formula="of:=[.F46]/[.F$36]" office:value-type="float" office:value="0.192450089729875">
            <text:p>0.1924500897</text:p>
          </table:table-cell>
          <table:table-cell table:style-name="Default" table:formula="of:=[.G44]*[.F45]/[.F44]" office:value-type="float" office:value="4676.53718043597">
            <text:p>4676.537180436</text:p>
          </table:table-cell>
          <table:table-cell office:value-type="float" office:value="4600">
            <text:p>46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Default" table:formula="of:=[.F47]/[.F$36]" office:value-type="float" office:value="0.333333333333333">
            <text:p>0.3333333333</text:p>
          </table:table-cell>
          <table:table-cell table:style-name="Default" table:formula="of:=[.G45]*[.F46]/[.F45]" office:value-type="float" office:value="8100">
            <text:p>8100</text:p>
          </table:table-cell>
          <table:table-cell office:value-type="float" office:value="8000">
            <text:p>8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style-name="Default" table:formula="of:=[.F48]/[.F$36]" office:value-type="float" office:value="0.577350269189626">
            <text:p>0.5773502692</text:p>
          </table:table-cell>
          <table:table-cell table:style-name="Default" table:formula="of:=[.G46]*[.F47]/[.F46]" office:value-type="float" office:value="14029.6115413079">
            <text:p>14029.6115413079</text:p>
          </table:table-cell>
          <table:table-cell office:value-type="float" office:value="14000">
            <text:p>14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Default" table:formula="of:=[.G47]*[.F48]/[.F47]" office:value-type="float" office:value="24300">
            <text:p>24300</text:p>
          </table:table-cell>
          <table:table-cell office:value-type="float" office:value="25000">
            <text:p>25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00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27:33.48</meta:creation-date>
    <dc:date>2017-11-03T00:00:22.38</dc:date>
    <meta:editing-duration>PT6H29M30S</meta:editing-duration>
    <meta:editing-cycles>4</meta:editing-cycles>
    <meta:generator>OpenOffice/4.1.0$Win32 OpenOffice.org_project/410m18$Build-9764</meta:generator>
    <meta:document-statistic meta:table-count="3" meta:cell-count="389" meta:object-count="0"/>
  </office:meta>
</office:document-meta>
</file>